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ObjectDe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ObjectDecodePerformanceTest.test_decod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ObjectDecodePerformanceTest.decodeToJavaBean( String tex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